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enlo" svg:font-family="Menlo, Monaco, 'Courier New', Courier, monospace"/>
    <style:font-face style:name="Monaco" svg:font-family="Monaco, 'Andale Mono', 'Courier New', Courier, mono"/>
    <style:font-face style:name="Proxima Nova" svg:font-family="'Proxima Nova', 'Lucida Grande', 'Lucida Sans Unicode', 'Lucida Sans', Geneva, Verdana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2f2f2" draw:opacity="100%"/>
      <style:paragraph-properties fo:margin-left="0in" fo:margin-right="0in" fo:margin-top="0.4665in" fo:margin-bottom="0in" loext:contextual-spacing="false" fo:line-height="118%" fo:orphans="2" fo:widows="2" fo:text-indent="0in" style:auto-text-indent="false" fo:background-color="#f2f2f2" fo:padding="0in" fo:border="none"/>
    </style:style>
    <style:style style:name="P2" style:family="paragraph" style:parent-style-name="Text_20_body">
      <style:text-properties officeooo:paragraph-rsid="0001223a"/>
    </style:style>
    <style:style style:name="P3" style:family="paragraph" style:parent-style-name="Text_20_body">
      <style:text-properties officeooo:rsid="0003a5ed" officeooo:paragraph-rsid="0003a5ed"/>
    </style:style>
    <style:style style:name="P4" style:family="paragraph" style:parent-style-name="Text_20_body">
      <style:text-properties fo:font-variant="normal" fo:text-transform="none" fo:color="#292929" style:font-name="Menlo" fo:font-size="9.60000038146973pt" fo:letter-spacing="normal" fo:font-style="normal" fo:font-weight="normal" officeooo:rsid="0003a5ed" officeooo:paragraph-rsid="0003a5ed"/>
    </style:style>
    <style:style style:name="T1" style:family="text">
      <style:text-properties fo:font-variant="normal" fo:text-transform="none" fo:color="#292929" style:font-name="Menlo" fo:font-size="9.60000038146973pt" fo:letter-spacing="normal" fo:font-style="normal" fo:font-weight="bold"/>
    </style:style>
    <style:style style:name="T2" style:family="text">
      <style:text-properties fo:font-variant="normal" fo:text-transform="none" fo:color="#292929" style:font-name="Menlo" fo:font-size="9.60000038146973pt" fo:letter-spacing="normal" fo:font-style="normal" fo:font-weight="normal"/>
    </style:style>
    <style:style style:name="T3" style:family="text">
      <style:text-properties fo:font-variant="normal" fo:text-transform="none" fo:color="#292929" style:font-name="Menlo" fo:font-size="9.60000038146973pt" fo:letter-spacing="normal" fo:font-style="normal" fo:font-weight="normal" officeooo:rsid="0002e76a"/>
    </style:style>
    <style:style style:name="T4" style:family="text">
      <style:text-properties officeooo:rsid="00050b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1ac5"/><text:span text:style-name="T2">ssh pi@raspberrypi.local</text:span></text:p>
      <text:p text:style-name="Text_20_body"/>
      <text:p text:style-name="P2"><text:span text:style-name="T2">nano wpa_supplicant.conf:</text:span></text:p>
      <text:p text:style-name="P2"><text:line-break/><text:span text:style-name="T2">country=</text:span><text:span text:style-name="T3">NL</text:span></text:p>
      <text:p text:style-name="Text_20_body"><text:span text:style-name="T2">ctrl_interface=DIR=/var/run/wpa_supplicant GROUP=netdev</text:span></text:p>
      <text:p text:style-name="Text_20_body"><text:span text:style-name="T2">update_config=1</text:span></text:p>
      <text:p text:style-name="Text_20_body"><text:span text:style-name="T2">network={</text:span></text:p>
      <text:p text:style-name="Text_20_body"><text:span text:style-name="T2"><text:s text:c="7"/>ssid="SSID"</text:span></text:p>
      <text:p text:style-name="Text_20_body"><text:span text:style-name="T2"><text:s text:c="7"/>psk="PASSWORD"</text:span></text:p>
      <text:p text:style-name="Text_20_body"><text:span text:style-name="T2"><text:s text:c="7"/>key_mgmt=WPA-PSK</text:span></text:p>
      <text:p text:style-name="Text_20_body"><text:span text:style-name="T2"><text:s text:c="4"/>}</text:span></text:p>
      <text:p text:style-name="P4"><text:span text:style-name="T2"/></text:p>
      <text:p text:style-name="Text_20_body"><text:span text:style-name="T2"/></text:p>
      <text:p text:style-name="P3"><text:span text:style-name="T2">Enabling SSH:</text:span></text:p>
      <text:p text:style-name="P4">touch ssh</text:p>
      <text:p text:style-name="P4"/>
      <text:p text:style-name="P4"/>
      <text:p text:style-name="Text_20_body">sudo i2cdetect -y 1</text:p>
      <text:p text:style-name="Text_20_body">sudo raspi-config <text:span text:style-name="T4">(enable I2C in interfaces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enlo" svg:font-family="Menlo, Monaco, 'Courier New', Courier, monospace"/>
    <style:font-face style:name="Monaco" svg:font-family="Monaco, 'Andale Mono', 'Courier New', Courier, mono"/>
    <style:font-face style:name="Proxima Nova" svg:font-family="'Proxima Nova', 'Lucida Grande', 'Lucida Sans Unicode', 'Lucida Sans', Geneva, Verdana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9T18:40:41.825091041</meta:creation-date>
    <dc:date>2021-05-29T21:05:42.315966179</dc:date>
    <meta:editing-duration>PT2H24M59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14" meta:word-count="27" meta:character-count="291" meta:non-whitespace-character-count="252"/>
  </office:meta>
</office:document-meta>
</file>